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7"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8"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9"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P20" style:family="paragraph" style:parent-style-name="Standard">
      <style:text-properties fo:font-weight="bold" style:font-weight-asian="bold" style:font-weight-complex="bold"/>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style:style style:name="T2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corountines</text:p>
      <text:p text:style-name="P3">statics</text:p>
      <text:p text:style-name="P3"/>
      <text:p text:style-name="P3">drum roll sound</text:p>
      <text:p text:style-name="P3">explosion sound</text:p>
      <text:p text:style-name="P3">powder keg</text:p>
      <text:p text:style-name="P3">metal arc for making sparks curly metal sharpener thing</text:p>
      <text:p text:style-name="P3"><text:soft-page-break/>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9">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
      <text:p text:style-name="P3">this would refactor my playersetting static instances nicely</text:p>
      <text:p text:style-name="P3"/>
      <text:p text:style-name="P6"><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7"><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5"><text:soft-page-break/><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8">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P13"/>
      <text:p text:style-name="P13">need a way of working out when ai bust so can set them to blow themselves up</text:p>
      <text:p text:style-name="P13"/>
      <text:p text:style-name="P13"/>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architecturly maybe every ship should have a public thisPlayerSettings</text:p>
      <text:p text:style-name="Standard">and this thisPlayerSettings should hold info in future like how many ships sunk</text:p>
      <text:p text:style-name="Standard">how many pickups got etc </text:p>
      <text:p text:style-name="Standard">consider putting health on thisPlayerSettings too , combat uses the existing script so maybe it should just hold the value not the operation</text:p>
      <text:p text:style-name="Standard"/>
      <text:p text:style-name="Standard">would be good to have an enemy health and player health and have enemy health extended to be player health or both based on same abstract. As at moment really health should just track health and then tell ai or myplayer what to do when health reaches certain levels </text:p>
      <text:p text:style-name="Standard"/>
      <text:p text:style-name="Standard">//need to make sure everywhere I used gameobject.find I only use it once and if can replace it with use of static or something – although unsure if this bad practice, the statics do spiral out but ive found they tend to spiral out to other things that I only want one of and so them being static is useful but if follow this pattern of if it could be static make it static I would have a lot, but also everything would be cleaner so not sure why statics supposedly bad</text:p>
      <text:p text:style-name="Standard"/>
      <text:p text:style-name="Standard">if I activate scripts when I want them not before hand they dont get to run their start on load,</text:p>
      <text:p text:style-name="Standard">them getting all their things ready seem better so enabling disabling them may be bad(although I think they just update what active so if they are on turn off after run start and then turn on again when need they that would be good, maybe disable them in the start although would have to check start isnt run a second time if enable disbaled</text:p>
      <text:p text:style-name="Standard"/>
      <text:p text:style-name="Standard">-think this is the cause of a few errors it will be important for optomising</text:p>
      <text:p text:style-name="Standard"/>
      <text:p text:style-name="Standard">test putting a debug in a start and turning the script on and off and seeing if each time turned on start reruns – I dont think it does then put a method in it (not sure if I can call it when not active but maybe) the method disables it, another to enable, the enable one will include things I want from the start</text:p>
      <text:p text:style-name="Standard"><text:soft-page-break/></text:p>
      <text:p text:style-name="Standard">later maybe use the angled cam for the 4<text:span text:style-name="T22">th</text:span> rect for 3 player as the end screen</text:p>
      <text:p text:style-name="Standard"/>
      <text:p text:style-name="Standard">need list what suppost to be active deactive on scene start</text:p>
      <text:p text:style-name="Standard">turn player cameras off when <text:s/>destroyed</text:p>
      <text:p text:style-name="Standard"/>
      <text:p text:style-name="Standard">make extra lights baked if thats more efiicient</text:p>
      <text:p text:style-name="Standard"/>
      <text:p text:style-name="Standard">put big fire some where maybe near centre just nw on that large island, the fire is where the port was // provides another navigation point – especially fi plume smoke then ppl know which way is centre – if on each compas direction from the centre point there is something memorable like clump trees a really big tree jagged rocks will help ppl navigate – without knowing its deliberate</text:p>
      <text:p text:style-name="Standard"/>
      <text:p text:style-name="Standard">to increase robustness need to make sure things cant be turned on when the variables they depend on arnt ready</text:p>
      <text:p text:style-name="Standard"/>
      <text:p text:style-name="Standard">everything in unity view should be active should be script that deactivates so deactivating something then not reactivating wont cause an issue</text:p>
      <text:p text:style-name="Standard">compare game manager and player setup work at roles</text:p>
      <text:p text:style-name="Standard">redo diagram of who runs what </text:p>
      <text:p text:style-name="Standard"/>
      <text:p text:style-name="Standard">reallu need to comb code for thisplayerSettings and make sure not giving it out everywhere but instead efficiently, could use the array or even use an enum with the colours to feed the array</text:p>
      <text:p text:style-name="Standard">and everyone just gives their tag as an enum to the array to get their static thisplayersettings, or just remember its roygbiv 0-3 index</text:p>
      <text:p text:style-name="Standard"/>
      <text:p text:style-name="Standard"/>
      <text:p text:style-name="Standard">architecturally should when I assign a gixmo ists own playerpaier setting should I put that at the top of the object as public and all its children get it fgromt here or pass to the children directly</text:p>
      <text:p text:style-name="Standard"/>
      <text:p text:style-name="Standard"><text:soft-page-break/>for timer bar at the top could be a thin string of your team colour, health could be your colour on the <text:s/>sail the amount being your health, power bars at the bottoms are length colour of your wakes either side</text:p>
      <text:p text:style-name="Standard"/>
      <text:p text:style-name="Standard">have allow friendly fire toggle on event set up screen</text:p>
      <text:p text:style-name="Standard">constant ai numbers could be a game option so spawner respawns <text:s/>when empty and ai below a number this way could have a version where have to kill as many enemy possible in time style competition</text:p>
      <text:p text:style-name="Standard"/>
      <text:p text:style-name="Standard">would like to use ship and team names somewhere as is not clear a mo, could do as part of hud but dont really want hud</text:p>
      <text:p text:style-name="Standard"/>
      <text:p text:style-name="Standard">when die camera because canvas showing game stats usintg shipCount</text:p>
      <text:p text:style-name="Standard">or just put ship count over the 3player4person cam</text:p>
      <text:p text:style-name="Standard"/>
      <text:p text:style-name="Standard">extra screen like when ppl die or 3player 4 screen split coutn have game info and hints that ppl watching might read like to do with ramming and bow dammage</text:p>
      <text:p text:style-name="Standard"/>
      <text:p text:style-name="Standard">would some of my errors about pulling from static be fixed by try catching properly and onscene loaded methods</text:p>
      <text:p text:style-name="Standard"/>
      <text:p text:style-name="Standard">ship lighting at night to replace having the ships just lit </text:p>
      <text:p text:style-name="Standard"/>
      <text:p text:style-name="Standard">need indicator to show team – maybe your teams health bars, or all teams health at top your own at the bottom – some affordance on screen to your team</text:p>
      <text:p text:style-name="Standard">at night put in a fog for the lights to catch</text:p>
      <text:p text:style-name="Standard">would need to do modeling to split the pirate foam but if use avatar that might have it </text:p>
      <text:p text:style-name="P20">Before do hud and affordance consider changing the ship to different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86</meta:editing-cycles>
    <meta:creation-date>2018-10-19T14:39:00</meta:creation-date>
    <dc:date>2018-11-23T17:26:22.58</dc:date>
    <meta:editing-duration>P3DT2H1M22S</meta:editing-duration>
    <meta:generator>OpenOffice/4.1.5$Win32 OpenOffice.org_project/415m1$Build-9789</meta:generator>
    <meta:document-statistic meta:table-count="0" meta:image-count="0" meta:object-count="0" meta:page-count="15" meta:paragraph-count="212" meta:word-count="3761" meta:character-count="2093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